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A000002D41CFF4494.png" manifest:media-type="image/png"/>
  <manifest:file-entry manifest:full-path="Pictures/1000020100000496000003E8FF46FD71.png" manifest:media-type="image/png"/>
  <manifest:file-entry manifest:full-path="Pictures/1000020100000496000003E88595356E.png" manifest:media-type="image/png"/>
  <manifest:file-entry manifest:full-path="Pictures/1000020100000496000003E8AC44871A.png" manifest:media-type="image/png"/>
  <manifest:file-entry manifest:full-path="Pictures/1000020100000515000002E8832E8954.png" manifest:media-type="image/png"/>
  <manifest:file-entry manifest:full-path="Pictures/1000020100000515000002E8F657CEE6.png" manifest:media-type="image/png"/>
  <manifest:file-entry manifest:full-path="Pictures/1000020100000496000003E8F1FB261E.png" manifest:media-type="image/png"/>
  <manifest:file-entry manifest:full-path="Pictures/1000020100000496000003E8AD3F6B35.png" manifest:media-type="image/png"/>
  <manifest:file-entry manifest:full-path="Pictures/100002010000038E000003E8FB5885E9.png" manifest:media-type="image/png"/>
  <manifest:file-entry manifest:full-path="Pictures/100002010000024E0000018926A2C401.png" manifest:media-type="image/png"/>
  <manifest:file-entry manifest:full-path="Pictures/1000020100000496000003E8793BFD95.png" manifest:media-type="image/png"/>
  <manifest:file-entry manifest:full-path="Pictures/100002010000024E00000189E8842528.png" manifest:media-type="image/png"/>
  <manifest:file-entry manifest:full-path="Pictures/1000020100000496000003E8160BAB3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subtitle">
      <style:graphic-properties draw:fill-color="#ffffff" fo:min-height="16.255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outline1">
      <style:graphic-properties fo:min-height="11.929cm"/>
    </style:style>
    <style:style style:name="pr4" style:family="presentation" style:parent-style-name="標準-title">
      <style:graphic-properties fo:min-height="3.50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Kine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653cm" svg:height="20.999cm" svg:x="1.82cm" svg:y="0.084cm">
          <draw:image xlink:href="Pictures/1000020100000496000003E8160BAB3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Kinect V1 と V2の比較</text:p>
          </draw:text-box>
        </draw:frame>
        <draw:frame draw:style-name="gr2" draw:text-style-name="P2" draw:layer="layout" svg:width="5.458cm" svg:height="3.182cm" svg:x="9cm" svg:y="16.8cm">
          <draw:image xlink:href="Pictures/100002010000024E00000189E8842528.png" xlink:type="simple" xlink:show="embed" xlink:actuate="onLoad">
            <text:p/>
          </draw:image>
        </draw:frame>
        <draw:frame draw:style-name="gr2" draw:text-style-name="P2" draw:layer="layout" svg:width="4.858cm" svg:height="3.236cm" svg:x="15.2cm" svg:y="16.764cm">
          <draw:image xlink:href="Pictures/100002010000024E0000018926A2C4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ライブラリ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penNI</text:p>
              </text:list-item>
              <text:list-item>
                <text:p>freen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9.109cm" svg:height="20.999cm" svg:x="4.592cm" svg:y="0.084cm">
          <draw:image xlink:href="Pictures/100002010000038E000003E8FB5885E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freenectのインストール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653cm" svg:height="20.999cm" svg:x="1.82cm" svg:y="0.084cm">
          <draw:image xlink:href="Pictures/1000020100000496000003E8F1FB261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freenectの導入方法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653cm" svg:height="20.999cm" svg:x="1.82cm" svg:y="-0.41cm">
          <draw:image xlink:href="Pictures/1000020100000496000003E8AC44871A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OpenNI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653cm" svg:height="20.999cm" svg:x="1.82cm" svg:y="-0.41cm">
          <draw:image xlink:href="Pictures/1000020100000496000003E88595356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OpenNI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653cm" svg:height="20.999cm" svg:x="1.4cm" svg:y="0cm">
          <draw:image xlink:href="Pictures/1000020100000496000003E8793BFD9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JSK’ｓ Kinect v2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653cm" svg:height="20.999cm" svg:x="1.82cm" svg:y="-0.128cm">
          <draw:image xlink:href="Pictures/1000020100000496000003E8AD3F6B3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IndigoではOpenniは動作しない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653cm" svg:height="20.999cm" svg:x="1.82cm" svg:y="-0.128cm">
          <draw:image xlink:href="Pictures/1000020100000496000003E8FF46FD7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この方法がよい！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78cm" svg:height="19.155cm" svg:x="0.157cm" svg:y="0.928cm">
          <draw:image xlink:href="Pictures/100002010000041A000002D41CFF449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kinect/rviz立ち上げ動画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6.011cm" svg:x="0.047cm" svg:y="2.5cm">
          <draw:image xlink:href="Pictures/1000020100000515000002E8F657CEE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rviz設定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6.011cm" svg:x="0.047cm" svg:y="2.5cm">
          <draw:image xlink:href="Pictures/1000020100000515000002E8832E895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rviz設定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4T22:19:54.750566551</meta:creation-date>
    <dc:date>2016-08-09T22:14:40.354082905</dc:date>
    <meta:editing-duration>PT5M28S</meta:editing-duration>
    <meta:editing-cycles>5</meta:editing-cycles>
    <meta:generator>LibreOffice/4.2.8.2$Linux_X86_64 LibreOffice_project/420m0$Build-2</meta:generator>
    <meta:document-statistic meta:object-count="85"/>
  </office:meta>
</office:document-meta>
</file>